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Liberation Serif1" fo:language="en" fo:country="US" fo:font-weight="bold" style:font-name-asian="Liberation Serif1" style:language-asian="en" style:country-asian="US" style:font-weight-asian="bold" style:font-name-complex="Liberation Serif1" style:language-complex="en" style:country-complex="US" style:font-weight-complex="bold"/>
    </style:style>
    <style:style style:name="P3" style:family="paragraph" style:parent-style-name="Standard">
      <style:text-properties style:font-name="Courier 10 Pitch" fo:language="en" fo:country="US" style:font-name-asian="Liberation Serif1" style:language-asian="en" style:country-asian="US" style:font-name-complex="Liberation Serif1" style:language-complex="en" style:country-complex="US"/>
    </style:style>
    <style:style style:name="P4" style:family="paragraph" style:parent-style-name="Standard">
      <style:text-properties style:font-name="Courier 10 Pitch" fo:language="en" fo:country="US" style:font-name-asian="Liberation Serif1" style:language-asian="en" style:country-asian="US" style:font-name-complex="Liberation Serif1" style:language-complex="en" style:country-complex="US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style:font-name="Courier 10 Pitch" style:font-name-asian="Liberation Serif1" style:font-name-complex="Liberation Seri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wk Weisman</text:p>
      <text:p text:style-name="Standard">CS111: Introduction to Computer Science 1</text:p>
      <text:p text:style-name="Standard">Fall 2012-2013</text:p>
      <text:p text:style-name="Standard">Lab #1</text:p>
      <text:p text:style-name="Standard"/>
      <text:p text:style-name="Standard"/>
      <text:p text:style-name="P5">Source code: Problem 1</text:p>
      <text:p text:style-name="Standard"/>
      <text:p text:style-name="P3">//*******************************************************************</text:p>
      <text:p text:style-name="P3">// Allegheny.java</text:p>
      <text:p text:style-name="P3">// Based on "Lincoln.java" by Lewis/Loftus</text:p>
      <text:p text:style-name="P3">// Prints two strings. <text:s text:c="13"/></text:p>
      <text:p text:style-name="P3">//</text:p>
      <text:p text:style-name="P3">// Author: Hawk Weisman</text:p>
      <text:p text:style-name="P3">// Course: CS111, Introduction to Computer Science 1 Fall 2012-2013</text:p>
      <text:p text:style-name="P3">// Lab #1</text:p>
      <text:p text:style-name="P3">//*******************************************************************</text:p>
      <text:p text:style-name="P3"/>
      <text:p text:style-name="P3">public class Allegheny </text:p>
      <text:p text:style-name="P3">{</text:p>
      <text:p text:style-name="P3"><text:s text:c="4"/>public static void main (String[] args)</text:p>
      <text:p text:style-name="P3"><text:s text:c="4"/>{</text:p>
      <text:p text:style-name="P3"><text:tab/>System.out.println ("We are Allegheny!" + "\n" + "CS111 is fun!");</text:p>
      <text:p text:style-name="P3"><text:s text:c="4"/>}</text:p>
      <text:p text:style-name="P3">}</text:p>
      <text:p text:style-name="P1"/>
      <text:p text:style-name="P2">Script Output: Problem 1</text:p>
      <text:p text:style-name="P3"/>
      <text:p text:style-name="P3">Script started on Wed 05 Sep 2012 02:55:13 PM EDT<text:line-break/>#]0;weismanm@aldenv187: ~/Documents/cs111/lab1#weismanm@aldenv187:~/Documents/cs111/lab1$ java Allegheny</text:p>
      <text:p text:style-name="P3">We are Allegheny!</text:p>
      <text:p text:style-name="P3">CS111 is fun!</text:p>
      <text:p text:style-name="P3">#]0;weismanm@aldenv187: ~/Documents/cs111/lab1#weismanm@aldenv187:~/Documents/cs111/lab1$ exo##[Kit</text:p>
      <text:p text:style-name="P3">exit</text:p>
      <text:p text:style-name="P3"><text:line-break/>Script done on Wed 05 Sep 2012 02:56:10 PM EDT</text:p>
      <text:p text:style-name="P1"/>
      <text:p text:style-name="P2">Source Code: Problem 2</text:p>
      <text:p text:style-name="P3"/>
      <text:p text:style-name="P3">//*******************************************************************</text:p>
      <text:p text:style-name="P3">// problem2.Java</text:p>
      <text:p text:style-name="P3">// Prints the sum of the first 200 odd positive integers.</text:p>
      <text:p text:style-name="P3">//</text:p>
      <text:p text:style-name="P3"><text:soft-page-break/>// Author: Hawk Weisman</text:p>
      <text:p text:style-name="P3">// Course: CS111: Introduction to Computer Science 1</text:p>
      <text:p text:style-name="P3">// Semester: Fall 2012-2013</text:p>
      <text:p text:style-name="P3">//*******************************************************************</text:p>
      <text:p text:style-name="P3"/>
      <text:p text:style-name="P3">public class problem2 {</text:p>
      <text:p text:style-name="P3"><text:s text:c="4"/>public static void main (String[] args){</text:p>
      <text:p text:style-name="P3"><text:tab/>int sum = 0; <text:s text:c="8"/>// 'sum' stores the (increasing) value as the program loops through the integers.</text:p>
      <text:p text:style-name="P3"><text:tab/>int next = 1; <text:s text:c="7"/>// 'next' stores the value of the next number to be added to 'sum'.</text:p>
      <text:p text:style-name="P3"><text:tab/>while (next &lt; 400) {</text:p>
      <text:p text:style-name="P3"><text:tab/> <text:s text:c="3"/>sum = sum + next; <text:s text:c="5"/>// add the next number to 'sum'.</text:p>
      <text:p text:style-name="P3"><text:tab/> <text:s text:c="3"/>next = next + 2; <text:s text:c="6"/>// add 2 to 'next' to increment by odd numbers.</text:p>
      <text:p text:style-name="P3"><text:tab/>}</text:p>
      <text:p text:style-name="P3"><text:tab/> <text:s text:c="3"/>System.out.println ("problem2.java" + "\n" + "Prints the sum of the first 200 odd positive integers." + "\n" + "\n" + "Author: Hawk Weisman" + "\n" + "Course: CS1111: Introduction to Computer Science 1" + "\n" + "Semester: Fall 2012 + 2013" + "\n" + "\n" + "The sum of the first 200 odd positive integers is " + sum);</text:p>
      <text:p text:style-name="P3"><text:s text:c="4"/>}</text:p>
      <text:p text:style-name="P3">}</text:p>
      <text:p text:style-name="P1"><text:span text:style-name="T1"><text:tab/></text:span></text:p>
      <text:p text:style-name="P2"><text:span text:style-name="T1">Script Output: Problem 2</text:span></text:p>
      <text:p text:style-name="P3"><text:span text:style-name="T2"/></text:p>
      <text:p text:style-name="P3"><text:span text:style-name="T2">Script started on Wed 05 Sep 2012 03:21:18 PM EDT<text:line-break/>#]0;weismanm@aldenv187: ~/Documents/cs111/lab1#weismanm@aldenv187:~/Documents/cs111/lab1$ java problem2</text:span></text:p>
      <text:p text:style-name="P3"><text:span text:style-name="T2">problem2.java</text:span></text:p>
      <text:p text:style-name="P3"><text:span text:style-name="T2">Prints the sum of the first 200 odd positive integers.</text:span></text:p>
      <text:p text:style-name="P3"><text:span text:style-name="T2"/></text:p>
      <text:p text:style-name="P3"><text:span text:style-name="T2">Author: Hawk Weisman</text:span></text:p>
      <text:p text:style-name="P3"><text:span text:style-name="T2">Course: CS1111: Introduction to Computer Science 1</text:span></text:p>
      <text:p text:style-name="P3"><text:span text:style-name="T2">Semester: Fall 2012 + 2013</text:span></text:p>
      <text:p text:style-name="P3"><text:span text:style-name="T2"/></text:p>
      <text:p text:style-name="P3"><text:span text:style-name="T2">The sum of the first 200 odd positive integers is 40000</text:span></text:p>
      <text:p text:style-name="P3"><text:span text:style-name="T2">#]0;weismanm@aldenv187: ~/Documents/cs111/lab1#weismanm@aldenv187:~/Documents/cs111/lab1$ exit</text:span></text:p>
      <text:p text:style-name="P3"><text:span text:style-name="T2">exit</text:span></text:p>
      <text:p text:style-name="P1"><text:span text:style-name="T3"><text:line-break/>Script done on Wed 05 Sep 2012 03:21:24 PM EDT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15:16:25</meta:creation-date>
    <meta:editing-duration>PT14M40S</meta:editing-duration>
    <meta:editing-cycles>5</meta:editing-cycles>
    <meta:generator>LibreOffice/3.5$Linux_X86_64 LibreOffice_project/350m1$Build-2</meta:generator>
    <meta:initial-creator>Michael Weisman</meta:initial-creator>
    <dc:date>2012-09-05T15:37:25</dc:date>
    <dc:creator>Michael Weisman</dc:creator>
    <meta:printed-by>Michael Weisman</meta:printed-by>
    <meta:print-date>2012-09-05T15:35:14</meta:print-date>
    <meta:document-statistic meta:table-count="0" meta:image-count="0" meta:object-count="0" meta:page-count="2" meta:paragraph-count="60" meta:word-count="353" meta:character-count="2557" meta:non-whitespace-character-count="2177"/>
  </office:meta>
</office:document-meta>
</file>